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þ¯âþ" svg:font-family="þ¯âþ"/>
    <style:font-face style:name="Adobe Caslon Pro" svg:font-family="'Adobe Caslon Pro'" style:font-adornments="Italic"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font-name="þ¯âþ" fo:font-size="10pt" style:font-name-asian="þ¯âþ" style:font-size-asian="10pt" style:font-name-complex="þ¯âþ" style:font-size-complex="10pt"/>
    </style:style>
    <style:style style:name="P2" style:family="paragraph" style:parent-style-name="Standard" style:list-style-name="">
      <style:paragraph-properties fo:text-align="start" style:justify-single-word="false" style:text-autospace="none"/>
    </style:style>
    <style:style style:name="P3" style:family="paragraph" style:parent-style-name="Standard">
      <style:paragraph-properties fo:text-align="start" style:justify-single-word="false" style:text-autospace="none"/>
    </style:style>
    <style:style style:name="P4" style:family="paragraph" style:parent-style-name="Standard" style:list-style-name="">
      <style:paragraph-properties fo:text-align="start" style:justify-single-word="false" style:text-autospace="none"/>
      <style:text-properties style:font-name="Adobe Caslon Pro" fo:font-size="10pt" style:font-name-asian="þ¯âþ" style:font-size-asian="10pt" style:font-name-complex="þ¯âþ" style:font-size-complex="10pt"/>
    </style:style>
    <style:style style:name="P5" style:family="paragraph" style:parent-style-name="Standard" style:list-style-name="L1">
      <style:paragraph-properties fo:text-align="start" style:justify-single-word="false" style:text-autospace="none"/>
      <style:text-properties style:font-name="Adobe Caslon Pro" fo:font-size="10pt" style:font-name-asian="þ¯âþ" style:font-size-asian="10pt" style:font-name-complex="þ¯âþ" style:font-size-complex="10pt"/>
    </style:style>
    <style:style style:name="P6" style:family="paragraph" style:parent-style-name="Standard">
      <style:paragraph-properties fo:text-align="start" style:justify-single-word="false" style:text-autospace="none"/>
      <style:text-properties style:font-name="Adobe Caslon Pro" fo:font-size="10pt" style:font-name-asian="þ¯âþ" style:font-size-asian="10pt" style:font-name-complex="þ¯âþ" style:font-size-complex="10pt"/>
    </style:style>
    <style:style style:name="P7" style:family="paragraph" style:parent-style-name="Standard" style:list-style-name="L2">
      <style:paragraph-properties fo:text-align="start" style:justify-single-word="false" style:text-autospace="none"/>
      <style:text-properties style:font-name="Adobe Caslon Pro" fo:font-size="10pt" style:font-name-asian="þ¯âþ" style:font-size-asian="10pt" style:font-name-complex="þ¯âþ" style:font-size-complex="10pt"/>
    </style:style>
    <style:style style:name="P8" style:family="paragraph" style:parent-style-name="Standard" style:list-style-name="">
      <style:paragraph-properties style:text-autospace="none"/>
      <style:text-properties style:font-name="Adobe Caslon Pro"/>
    </style:style>
    <style:style style:name="T1" style:family="text">
      <style:text-properties style:font-name="þ¯âþ" fo:font-size="9pt" style:font-name-asian="þ¯âþ" style:font-size-asian="9pt" style:font-name-complex="þ¯âþ" style:font-size-complex="9pt"/>
    </style:style>
    <style:style style:name="T2" style:family="text">
      <style:text-properties style:font-name="þ¯âþ" fo:font-size="10pt" style:font-name-asian="þ¯âþ" style:font-size-asian="10pt" style:font-name-complex="þ¯âþ" style:font-size-complex="10pt"/>
    </style:style>
    <style:style style:name="T3" style:family="text">
      <style:text-properties style:font-name="Adobe Caslon Pro"/>
    </style:style>
    <style:style style:name="T4" style:family="text">
      <style:text-properties style:font-name="Adobe Caslon Pro" fo:font-size="10pt" style:font-name-asian="þ¯âþ" style:font-size-asian="10pt" style:font-name-complex="þ¯âþ" style:font-size-complex="10pt"/>
    </style:style>
    <style:style style:name="T5" style:family="text">
      <style:text-properties fo:font-size="9pt" style:font-name-asian="þ¯âþ" style:font-size-asian="9pt" style:font-name-complex="þ¯âþ"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1.1 User Interfaces</text:span></text:p>
      <text:p text:style-name="P4">This section is meant to provide an idea of how system should look like. </text:p>
      <text:p text:style-name="P4">It's not strictly binding and all the constraints mentioned till now in this document must be met during the development of the project and engineers and designers are free to organize interfaces in a way that better satisfies those needs.</text:p>
      <text:p text:style-name="P4">Private users are to be provided with a mobile app, Third Parties are provided with a website instead.</text:p>
      <text:p text:style-name="P4"/>
      <text:p text:style-name="P4">MOBILE APP:<text:line-break/>As a first step a login interface will be showed, and the guest will be able to sign in or to sign up.</text:p>
      <text:p text:style-name="P4"/>
      <text:list xml:id="list8348839498255647031" text:style-name="L1">
        <text:list-item>
          <text:p text:style-name="P5">SCREEN LOGIN E REGISTRATION FORM</text:p>
          <text:p text:style-name="P5"/>
        </text:list-item>
      </text:list>
      <text:p text:style-name="P6">Once signed in, when the user open the application, it will directly open the homepage with the buttons to manage the requests, monitor his data or update his profile.</text:p>
      <text:p text:style-name="P6"/>
      <text:list xml:id="list3443284302601842942" text:style-name="L2">
        <text:list-item>
          <text:list>
            <text:list-item>
              <text:p text:style-name="P7">SCREEN VARI MOBILE</text:p>
            </text:list-item>
          </text:list>
        </text:list-item>
      </text:list>
      <text:p text:style-name="P6"/>
      <text:p text:style-name="P6">When the user clicks on the “Register to AutomatedSOS” button it will appear a small “alert” asking the user to accept the terms and conditions of the service.</text:p>
      <text:p text:style-name="P6"/>
      <text:p text:style-name="P6">WEBSITE:</text:p>
      <text:p text:style-name="P6"/>
      <text:p text:style-name="P6">The Third party can register to the service using the website of Data4Help. </text:p>
      <text:p text:style-name="P6">On the Homepage there will be a login form and a link to the registration form where the Third party can sign up.</text:p>
      <text:p text:style-name="P6">Once a third party logged in, it will be able to manage the requests and to create new one clicking on the corrisponding buttons.</text:p>
      <text:p text:style-name="P6"/>
      <text:p text:style-name="P6">-WEBSITE SCREENSHOTS</text:p>
      <text:p text:style-name="P6"/>
      <text:p text:style-name="P6"/>
      <text:p text:style-name="P6">Where creating a new Request it will be possible to fill the form on the left to make an individual request and the form on the right ti make a group request. Regarding the group request it will be possible to add an age reange costraint or to select a geografical area where the users have to be to collect their data.</text:p>
      <text:p text:style-name="P6">As for the Third Parties, they will be provided with APIs and a web app. APIs support comes</text:p>
      <text:p text:style-name="P6">with an authorization method that will identify the Third Party and will be used to ‘log in’ before</text:p>
      <text:p text:style-name="P6">processing the requests.</text:p>
      <text:p text:style-name="P8"><text:span text:style-name="T5"/></text:p>
      <text:p text:style-name="P6">3.1.2 Hardware Interfaces</text:p>
      <text:p text:style-name="P6">Thanks to a wide use of external APIs, the product does not require low-level interaction with the</text:p>
      <text:p text:style-name="P6">hardware. The only hardware required to run the software is a mobile phone for a private user and a computer for the Third Party.</text:p>
      <text:p text:style-name="P6"/>
      <text:p text:style-name="P6">3.1.3 Software Interfaces</text:p>
      <text:p text:style-name="P6">The software will use external services as well as it will offer access to data it collects from its users.</text:p>
      <text:p text:style-name="P6">Data4Help needs to access health information of the private users. When a wearable device is connected to the smartphone, biomedical parameters from the private user will be collected in real time by the native Health app of the smartphone and Data4Help will use this APIs to collect data from the private users.</text:p>
      <text:p text:style-name="P3"><text:span text:style-name="T4">The software, then, provides a set of APIs to Third Parties in order to make it easier for them to embed the data provided in their softwares. Through these APIs, registered Third Parties can request access to users’ data in the way that has been described in the document till now.</text:span></text:p>
      <text:p text:style-name="P6">APIs will handle the case of a subscription to a particular data. Documentation of APIs have to be available on the Data4Help web application.</text:p>
      <text:p text:style-name="P6"/>
      <text:p text:style-name="P6"/>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þ¯âþ" svg:font-family="þ¯âþ"/>
    <style:font-face style:name="Adobe Caslon Pro" svg:font-family="'Adobe Caslon Pro'" style:font-adornments="Italic"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0T14:41:48</meta:creation-date>
    <meta:document-statistic meta:table-count="0" meta:image-count="0" meta:object-count="0" meta:page-count="1" meta:paragraph-count="26" meta:word-count="525" meta:character-count="2926"/>
    <dc:date>2018-11-10T15:40:32</dc:date>
    <meta:editing-duration>PT11M24S</meta:editing-duration>
    <meta:editing-cycles>1</meta:editing-cycles>
    <meta:generator>OpenOffice/4.1.3$Unix OpenOffice.org_project/413m1$Build-9783</meta:generator>
  </office:meta>
</office:document-meta>
</file>